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276cm"/>
    </style:style>
    <style:style style:name="co13" style:family="table-column">
      <style:table-column-properties fo:break-before="auto" style:column-width="3.63cm"/>
    </style:style>
    <style:style style:name="co1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cient 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E26] / [.C2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2.0075187969925" calcext:value-type="float">
            <text:p>12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45] &lt;&gt; 0; [.$B45] * [.$C45] * [.$D45] / [.$E45]; 0)" office:value-type="float" office:value="1.69" calcext:value-type="float">
            <text:p>1,69</text:p>
          </table:table-cell>
          <table:table-cell table:formula="of:=[.E45] / [.C45]" office:value-type="float" office:value="2.30769230769231" calcext:value-type="float">
            <text:p>2,3076923076923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6] &lt;&gt; 0; [.$B46] * [.$C46] * [.$D46] / [.$E46]; 0)" office:value-type="float" office:value="1.93142857142857" calcext:value-type="float">
            <text:p>1,93</text:p>
          </table:table-cell>
          <table:table-cell table:formula="of:=[.E46] / [.C46]" office:value-type="float" office:value="2.69230769230769" calcext:value-type="float">
            <text:p>2,6923076923076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3" calcext:value-type="float">
            <text:p>1,3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,4</text:p>
          </table:table-cell>
          <table:table-cell/>
          <table:table-cell table:formula="of:= IF([.$E47] &lt;&gt; 0; [.$B47] * [.$C47] * [.$D47] / [.$E47]; 0)" office:value-type="float" office:value="2.19074074074074" calcext:value-type="float">
            <text:p>2,19</text:p>
          </table:table-cell>
          <table:table-cell table:formula="of:=[.E47] / [.C47]" office:value-type="float" office:value="4.15384615384615" calcext:value-type="float">
            <text:p>4,1538461538461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48] &lt;&gt; 0; [.$B48] * [.$C48] * [.$D48] / [.$E48]; 0)" office:value-type="float" office:value="2.4" calcext:value-type="float">
            <text:p>2,4</text:p>
          </table:table-cell>
          <table:table-cell table:formula="of:=[.E48] / [.C48]" office:value-type="float" office:value="4.16666666666667" calcext:value-type="float">
            <text:p>4,16666666666667</text:p>
          </table:table-cell>
          <table:table-cell table:formula="of:=SUM([.H45:.H48])" office:value-type="float" office:value="13.3205128205128" calcext:value-type="float">
            <text:p>13,32051282051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 IF([.$E50] &lt;&gt; 0; [.$B50] * [.$C50] * [.$D50] / [.$E50]; 0)" office:value-type="float" office:value="2.11764705882353" calcext:value-type="float">
            <text:p>2,12</text:p>
          </table:table-cell>
          <table:table-cell table:formula="of:=[.E50] / [.C50]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3.4" calcext:value-type="float">
            <text:p>3,4</text:p>
          </table:table-cell>
          <table:table-cell table:formula="of:=[.E52] / [.C52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3.91" calcext:value-type="float">
            <text:p>3,91</text:p>
          </table:table-cell>
          <table:table-cell table:formula="of:=[.E53] / [.C53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4.25" calcext:value-type="float">
            <text:p>4,25</text:p>
          </table:table-cell>
          <table:table-cell table:formula="of:=[.E54] / [.C54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4.72222222222222" calcext:value-type="float">
            <text:p>4,72</text:p>
          </table:table-cell>
          <table:table-cell table:formula="of:=[.E55] / [.C55]" office:value-type="float" office:value="2.64705882352941" calcext:value-type="float">
            <text:p>2,6470588235294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56] &lt;&gt; 0; [.$B56] * [.$C56] * [.$D56] / [.$E56]; 0)" office:value-type="float" office:value="5" calcext:value-type="float">
            <text:p>5</text:p>
          </table:table-cell>
          <table:table-cell table:formula="of:=[.E56] / [.C56]" office:value-type="float" office:value="2.6" calcext:value-type="float">
            <text:p>2,6</text:p>
          </table:table-cell>
          <table:table-cell table:formula="of:=SUM([.H52:.H56])" office:value-type="float" office:value="10.5411764705882" calcext:value-type="float">
            <text:p>10,54117647058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.05" calcext:value-type="float">
            <text:p>2,05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,7</text:p>
          </table:table-cell>
          <table:table-cell/>
          <table:table-cell table:formula="of:= IF([.$E58] &lt;&gt; 0; [.$B58] * [.$C58] * [.$D58] / [.$E58]; 0)" office:value-type="float" office:value="3.27127659574468" calcext:value-type="float">
            <text:p>3,27</text:p>
          </table:table-cell>
          <table:table-cell table:formula="of:=[.E58] / [.C58]" office:value-type="float" office:value="3.13333333333333" calcext:value-type="float">
            <text:p>3,13333333333333</text:p>
          </table:table-cell>
          <table:table-cell/>
        </table:table-row>
        <table:table-row table:style-name="ro1">
          <table:table-cell/>
          <table:table-cell table:style-name="ce12" office:value-type="float" office:value="2.6" calcext:value-type="float">
            <text:p>2,6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3.9" calcext:value-type="float">
            <text:p>3,9</text:p>
          </table:table-cell>
          <table:table-cell table:formula="of:=[.E59] / [.C59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style-name="ce12" office:value-type="float" office:value="2.9" calcext:value-type="float">
            <text:p>2,9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4.35" calcext:value-type="float">
            <text:p>4,35</text:p>
          </table:table-cell>
          <table:table-cell table:formula="of:=[.E60] / [.C60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2" office:value-type="float" office:value="3.65" calcext:value-type="float">
            <text:p>3,65</text:p>
          </table:table-cell>
          <table:table-cell table:style-name="ce1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61] &lt;&gt; 0; [.$B61] * [.$C61] * [.$D61] / [.$E61]; 0)" office:value-type="float" office:value="4.76086956521739" calcext:value-type="float">
            <text:p>4,76</text:p>
          </table:table-cell>
          <table:table-cell table:formula="of:=[.E61] / [.C61]" office:value-type="float" office:value="1.53333333333333" calcext:value-type="float">
            <text:p>1,5333333333333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2] &lt;&gt; 0; [.$B62] * [.$C62] * [.$D62] / [.$E62]; 0)" office:value-type="float" office:value="5" calcext:value-type="float">
            <text:p>5</text:p>
          </table:table-cell>
          <table:table-cell table:formula="of:=[.E62] / [.C62]" office:value-type="float" office:value="2.6" calcext:value-type="float">
            <text:p>2,6</text:p>
          </table:table-cell>
          <table:table-cell table:formula="of:=SUM([.H58:.H62])" office:value-type="float" office:value="11.9333333333333" calcext:value-type="float">
            <text:p>11,933333333333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3.4" calcext:value-type="float">
            <text:p>3,4</text:p>
          </table:table-cell>
          <table:table-cell table:formula="of:=[.E64] / [.C64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3.91" calcext:value-type="float">
            <text:p>3,91</text:p>
          </table:table-cell>
          <table:table-cell table:formula="of:=[.E65] / [.C65]" office:value-type="float" office:value="1.30434782608696" calcext:value-type="float">
            <text:p>1,3043478260869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4.26545454545455" calcext:value-type="float">
            <text:p>4,27</text:p>
          </table:table-cell>
          <table:table-cell table:formula="of:=[.E66] / [.C66]" office:value-type="float" office:value="1.61764705882353" calcext:value-type="float">
            <text:p>1,61764705882353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7] &lt;&gt; 0; [.$B67] * [.$C67] * [.$D67] / [.$E67]; 0)" office:value-type="float" office:value="4.51153846153846" calcext:value-type="float">
            <text:p>4,51</text:p>
          </table:table-cell>
          <table:table-cell table:formula="of:=[.E67] / [.C67]" office:value-type="float" office:value="1.52941176470588" calcext:value-type="float">
            <text:p>1,52941176470588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4.8" calcext:value-type="float">
            <text:p>4,8</text:p>
          </table:table-cell>
          <table:table-cell table:formula="of:=[.E68] / [.C68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E69] / [.C69]" office:value-type="float" office:value="2.6" calcext:value-type="float">
            <text:p>2,6</text:p>
          </table:table-cell>
          <table:table-cell table:formula="of:=SUM([.H64:.H69])" office:value-type="float" office:value="10.8161125319693" calcext:value-type="float">
            <text:p>10,816112531969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nished Pyrami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71] &lt;&gt; 0; [.$B71] * [.$C71] * [.$D71] / [.$E71]; 0)" office:value-type="float" office:value="3.26086956521739" calcext:value-type="float">
            <text:p>3,26</text:p>
          </table:table-cell>
          <table:table-cell table:formula="of:=[.E71] / [.C71]" office:value-type="float" office:value="1.53333333333333" calcext:value-type="float">
            <text:p>1,5333333333333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,1</text:p>
          </table:table-cell>
          <table:table-cell/>
          <table:table-cell table:formula="of:= IF([.$E72] &lt;&gt; 0; [.$B72] * [.$C72] * [.$D72] / [.$E72]; 0)" office:value-type="float" office:value="3.65853658536585" calcext:value-type="float">
            <text:p>3,66</text:p>
          </table:table-cell>
          <table:table-cell table:formula="of:=[.E72] / [.C72]" office:value-type="float" office:value="2.73333333333333" calcext:value-type="float">
            <text:p>2,7333333333333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3] &lt;&gt; 0; [.$B73] * [.$C73] * [.$D73] / [.$E73]; 0)" office:value-type="float" office:value="4.09090909090909" calcext:value-type="float">
            <text:p>4,09</text:p>
          </table:table-cell>
          <table:table-cell table:formula="of:=[.E73] / [.C73]" office:value-type="float" office:value="1.46666666666667" calcext:value-type="float">
            <text:p>1,46666666666667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74] &lt;&gt; 0; [.$B74] * [.$C74] * [.$D74] / [.$E74]; 0)" office:value-type="float" office:value="4.375" calcext:value-type="float">
            <text:p>4,38</text:p>
          </table:table-cell>
          <table:table-cell table:formula="of:=[.E74] / [.C74]" office:value-type="float" office:value="2.4" calcext:value-type="float">
            <text:p>2,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7" calcext:value-type="float">
            <text:p>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 IF([.$E75] &lt;&gt; 0; [.$B75] * [.$C75] * [.$D75] / [.$E75]; 0)" office:value-type="float" office:value="4.77272727272727" calcext:value-type="float">
            <text:p>4,77</text:p>
          </table:table-cell>
          <table:table-cell table:formula="of:=[.E75] / [.C75]" office:value-type="float" office:value="1.46666666666667" calcext:value-type="float">
            <text:p>1,4666666666666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76] &lt;&gt; 0; [.$B76] * [.$C76] * [.$D76] / [.$E76]; 0)" office:value-type="float" office:value="5" calcext:value-type="float">
            <text:p>5</text:p>
          </table:table-cell>
          <table:table-cell table:formula="of:=[.E76] / [.C76]" office:value-type="float" office:value="2.6" calcext:value-type="float">
            <text:p>2,6</text:p>
          </table:table-cell>
          <table:table-cell table:formula="of:=SUM([.H71:.H76])" office:value-type="float" office:value="12.2" calcext:value-type="float">
            <text:p>12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lace of Ages</text:p>
          </table:table-cell>
          <table:table-cell office:value-type="float" office:value="1.2" calcext:value-type="float">
            <text:p>1,2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78] &lt;&gt; 0; [.$B78] * [.$C78] * [.$D78] / [.$E78]; 0)" office:value-type="float" office:value="3.27272727272727" calcext:value-type="float">
            <text:p>3,27</text:p>
          </table:table-cell>
          <table:table-cell table:formula="of:=[.E78] / [.C78]" office:value-type="float" office:value="0.733333333333333" calcext:value-type="float">
            <text:p>0,733333333333333</text:p>
          </table:table-cell>
          <table:table-cell/>
        </table:table-row>
        <table:table-row table:style-name="ro1">
          <table:table-cell/>
          <table:table-cell office:value-type="float" office:value="1.9" calcext:value-type="float">
            <text:p>1,9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 IF([.$E79] &lt;&gt; 0; [.$B79] * [.$C79] * [.$D79] / [.$E79]; 0)" office:value-type="float" office:value="3.71739130434783" calcext:value-type="float">
            <text:p>3,72</text:p>
          </table:table-cell>
          <table:table-cell table:formula="of:=[.E79] / [.C79]" office:value-type="float" office:value="1.53333333333333" calcext:value-type="float">
            <text:p>1,53333333333333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80] &lt;&gt; 0; [.$B80] * [.$C80] * [.$D80] / [.$E80]; 0)" office:value-type="float" office:value="4.3125" calcext:value-type="float">
            <text:p>4,31</text:p>
          </table:table-cell>
          <table:table-cell table:formula="of:=[.E80] / [.C80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office:value-type="float" office:value="3.2" calcext:value-type="float">
            <text:p>3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formula="of:= IF([.$E81] &lt;&gt; 0; [.$B81] * [.$C81] * [.$D81] / [.$E81]; 0)" office:value-type="float" office:value="4.8" calcext:value-type="float">
            <text:p>4,8</text:p>
          </table:table-cell>
          <table:table-cell table:formula="of:=[.E81] / [.C81]" office:value-type="float" office:value="4.66666666666667" calcext:value-type="float">
            <text:p>4,66666666666667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82] &lt;&gt; 0; [.$B82] * [.$C82] * [.$D82] / [.$E82]; 0)" office:value-type="float" office:value="5" calcext:value-type="float">
            <text:p>5</text:p>
          </table:table-cell>
          <table:table-cell table:formula="of:=[.E82] / [.C82]" office:value-type="float" office:value="2.6" calcext:value-type="float">
            <text:p>2,6</text:p>
          </table:table-cell>
          <table:table-cell table:formula="of:=SUM([.H78:.H82])" office:value-type="float" office:value="12.2" calcext:value-type="float">
            <text:p>12,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 IF([.$E84] &lt;&gt; 0; [.$B84] * [.$C84] * [.$D84] / [.$E84]; 0)" office:value-type="float" office:value="0" calcext:value-type="float">
            <text:p>0</text:p>
          </table:table-cell>
          <table:table-cell table:formula="of:=[.E84] / [.C84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9" table:default-cell-style-name="Default"/>
        <table:table-column table:style-name="co10" table:number-columns-repeated="2" table:default-cell-style-name="ce21"/>
        <table:table-column table:style-name="co9" table:default-cell-style-name="ce21"/>
        <table:table-column table:style-name="co9" table:default-cell-style-name="Default"/>
        <table:table-column table:style-name="co9" table:default-cell-style-name="ce12"/>
        <table:table-column table:style-name="co9" table:default-cell-style-name="Default"/>
        <table:table-column table:style-name="co1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7">00.00.0000</text:date>, <text:time style:data-style-name="N2" text:time-value="00:53:20.38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09-27T01:20:07.765000000</dc:date>
    <meta:editing-duration>P6DT22H20M26S</meta:editing-duration>
    <meta:editing-cycles>36</meta:editing-cycles>
    <meta:generator>LibreOffice/7.0.4.2$Windows_X86_64 LibreOffice_project/dcf040e67528d9187c66b2379df5ea4407429775</meta:generator>
    <meta:document-statistic meta:table-count="4" meta:cell-count="1204" meta:object-count="0"/>
  </office:meta>
</office:document-meta>
</file>